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AB6BBED0FCDFF52.png" manifest:media-type="image/png"/>
  <manifest:file-entry manifest:full-path="Pictures/100002010000064000000384670E52F1F9A5F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c3d0" officeooo:paragraph-rsid="001ec3d0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Darshan Kabade</text:p>
      <text:p text:style-name="P1">ROLL NO:20</text:p>
      <text:p text:style-name="P1"/>
      <text:p text:style-name="P1">1) Insertion:</text:p>
      <text:p text:style-name="P1"><draw:frame draw:style-name="fr1" draw:name="Image1" text:anchor-type="char" svg:x="-0.286cm" svg:y="0.169cm" svg:width="18.299cm" svg:height="10.292cm" draw:z-index="0"><draw:image xlink:href="Pictures/100002010000064000000384670E52F1F9A5FB2D.png" xlink:type="simple" xlink:show="embed" xlink:actuate="onLoad" loext:mime-type="image/png"/></draw:frame></text:p>
      <text:p text:style-name="P1">2) Deletion:</text:p>
      <text:p text:style-name="P1"><draw:frame draw:style-name="fr1" draw:name="Image2" text:anchor-type="char" svg:x="-0.383cm" svg:y="0.826cm" svg:width="18.126cm" svg:height="9.763cm" draw:z-index="1"><draw:image xlink:href="Pictures/1000020100000640000003849AB6BBED0FCDFF52.png" xlink:type="simple" xlink:show="embed" xlink:actuate="onLoad" loext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1:35:32.226020969</meta:creation-date>
    <dc:date>2023-09-15T11:40:39.258510305</dc:date>
    <meta:editing-duration>PT3M2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4" meta:word-count="8" meta:character-count="54" meta:non-whitespace-character-count="50"/>
  </office:meta>
</office:document-meta>
</file>